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9212" officeooo:paragraph-rsid="0004921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officeooo:rsid="00049212" officeooo:paragraph-rsid="00049212" style:font-size-asian="14pt" style:font-size-complex="14pt"/>
    </style:style>
    <style:style style:name="P3" style:family="paragraph" style:parent-style-name="Standard">
      <style:text-properties fo:font-size="14pt" officeooo:rsid="00066efc" officeooo:paragraph-rsid="00066efc" style:font-size-asian="14pt" style:font-size-complex="14pt"/>
    </style:style>
    <style:style style:name="P4" style:family="paragraph" style:parent-style-name="Standard">
      <style:text-properties fo:font-size="14pt" officeooo:rsid="00066efc" officeooo:paragraph-rsid="000783c1" style:font-size-asian="14pt" style:font-size-complex="14pt"/>
    </style:style>
    <style:style style:name="P5" style:family="paragraph" style:parent-style-name="Standard">
      <style:text-properties officeooo:paragraph-rsid="000783c1"/>
    </style:style>
    <style:style style:name="P6" style:family="paragraph" style:parent-style-name="Standard" style:list-style-name="L1">
      <style:text-properties fo:font-size="14pt" officeooo:rsid="00049212" officeooo:paragraph-rsid="00049212" style:font-size-asian="14pt" style:font-size-complex="14pt"/>
    </style:style>
    <style:style style:name="P7" style:family="paragraph" style:parent-style-name="Standard">
      <style:text-properties fo:font-size="14pt" officeooo:rsid="000783c1" officeooo:paragraph-rsid="000783c1" style:font-size-asian="14pt" style:font-size-complex="14pt"/>
    </style:style>
    <style:style style:name="P8" style:family="paragraph" style:parent-style-name="Standard">
      <style:text-properties fo:font-size="14pt" officeooo:rsid="00080523" officeooo:paragraph-rsid="00080523" style:font-size-asian="14pt" style:font-size-complex="14pt"/>
    </style:style>
    <style:style style:name="P9" style:family="paragraph" style:parent-style-name="Standard" style:list-style-name="L2">
      <style:text-properties fo:font-size="14pt" officeooo:rsid="00080523" officeooo:paragraph-rsid="00080523" style:font-size-asian="14pt" style:font-size-complex="14pt"/>
    </style:style>
    <style:style style:name="P10" style:family="paragraph" style:parent-style-name="Standard" style:list-style-name="L2">
      <style:text-properties fo:font-size="14pt" officeooo:rsid="000899f1" officeooo:paragraph-rsid="000899f1" style:font-size-asian="14pt" style:font-size-complex="14pt"/>
    </style:style>
    <style:style style:name="P11" style:family="paragraph" style:parent-style-name="Standard" style:list-style-name="L2">
      <style:text-properties fo:font-size="14pt" officeooo:rsid="0009111f" officeooo:paragraph-rsid="0009111f" style:font-size-asian="14pt" style:font-size-complex="14pt"/>
    </style:style>
    <style:style style:name="P12" style:family="paragraph" style:parent-style-name="Standard">
      <style:text-properties fo:font-size="14pt" officeooo:rsid="0009111f" officeooo:paragraph-rsid="0009111f" style:font-size-asian="14pt" style:font-size-complex="14pt"/>
    </style:style>
    <style:style style:name="P13" style:family="paragraph" style:parent-style-name="Standard" style:list-style-name="L3">
      <style:text-properties fo:font-size="14pt" officeooo:rsid="0009111f" officeooo:paragraph-rsid="0009111f" style:font-size-asian="14pt" style:font-size-complex="14pt"/>
    </style:style>
    <style:style style:name="P14" style:family="paragraph" style:parent-style-name="Standard">
      <style:text-properties fo:font-size="14pt" fo:font-weight="bold" officeooo:rsid="00096cfc" officeooo:paragraph-rsid="00096cfc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normal" officeooo:rsid="00096cfc" officeooo:paragraph-rsid="00096cfc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text-properties officeooo:rsid="0009111f" officeooo:paragraph-rsid="0009111f"/>
    </style:style>
    <style:style style:name="T1" style:family="text">
      <style:text-properties officeooo:rsid="00066ef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83c1" style:font-size-asian="14pt" style:font-size-complex="14pt"/>
    </style:style>
    <style:style style:name="T4" style:family="text">
      <style:text-properties fo:font-size="14pt" officeooo:rsid="00080523" style:font-size-asian="14pt" style:font-size-complex="14pt"/>
    </style:style>
    <style:style style:name="T5" style:family="text">
      <style:text-properties fo:font-size="14pt" officeooo:rsid="000899f1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 adalah interkoneksi antara beberapa perangkat menggunakan kabel dan non kabel</text:p>
      <text:list xml:id="list2323648146" text:style-name="L1">
        <text:list-item>
          <text:p text:style-name="P6">PAN – Personal Area Network (contoh: komputer dengan printer) sangat berdekatan dengan kita.</text:p>
        </text:list-item>
        <text:list-item>
          <text:p text:style-name="P6">LAN – Local Area Network (contoh: <text:span text:style-name="T1">kampus mengunkan e-learning</text:span>) de<text:span text:style-name="T1">v</text:span>ice yang terhubung dengan switch atau antar device yang cakupan banyak.</text:p>
        </text:list-item>
        <text:list-item>
          <text:p text:style-name="P6">MAN – Metropolitan Area Network (contoh: kantor cabang bank <text:span text:style-name="T1">suatu daerah</text:span>) <text:span text:style-name="T1">konektifitas disuatu daerah.</text:span></text:p>
        </text:list-item>
        <text:list-item>
          <text:p text:style-name="P6">WAN – Wide Area Network (contoh: bank internanational – bank jenius) menggunakan wireless – koneksifitas antar negara</text:p>
        </text:list-item>
      </text:list>
      <text:p text:style-name="P2"/>
      <text:p text:style-name="P3">Client Server Network – komputer yang memberi fasilitas ke komputer-komputer lain dalam suatu jaringan. Keunggulan nya adalah kecepatan akses, backup data lebih mudah, keamanan nya lebih terjaga.</text:p>
      <text:p text:style-name="P4">Kekurangan nya adalah biaya operasional mahal, diperlukan komputer khusus untuk menjadi server, ketergantungan pada satu server.</text:p>
      <text:p text:style-name="P4"/>
      <text:p text:style-name="P5"><text:span text:style-name="T3">Peer to peer network </text:span><text:span text:style-name="T4">(LAN yang biasanya menggunakan ini)</text:span><text:span text:style-name="T3">– kumpulan komputer dapat mengkoneksikan antar komputer. Hybrid antar komputer dapat melakukan request dan respone</text:span></text:p>
      <text:p text:style-name="P7"/>
      <text:p text:style-name="P7">Kelebihan nya adalah antar komputer dalam jaringan dapat mengakses satu sama lain, kelangsungan satu jaringan tidak tergantung pada satu server.</text:p>
      <text:p text:style-name="P7">kekurangan nya adalah keamanan tergantung masing-masing user, backup dilakukan di masing-masing komputer.</text:p>
      <text:p text:style-name="P7"/>
      <text:p text:style-name="P8">Network Topology</text:p>
      <text:list xml:id="list1572478987" text:style-name="L2">
        <text:list-item>
          <text:p text:style-name="P9">Topology Mesh – (peer to peer) jaringan </text:p>
        </text:list-item>
        <text:list-item>
          <text:p text:style-name="P10">Topology Bus – jaringan yang terhubung dengan satu kabel linier untuk komunikasi antar komputer. Dan kabel tersebut digunakan sebagai back bone untuk menghentikan sinyal yang bertabrakan antar komputer</text:p>
        </text:list-item>
        <text:list-item>
          <text:p text:style-name="P10">Topology ring – apabila ada satu komputer (client) yang rusak maka yang lain tidak bisa berhubungan</text:p>
        </text:list-item>
        <text:list-item>
          <text:p text:style-name="P16"><text:span text:style-name="T5">T</text:span><text:span text:style-name="T2">opology Star</text:span></text:p>
        </text:list-item>
        <text:list-item>
          <text:p text:style-name="P11">Topology Tree (gabungan star dan bus) proses pengiriman data harus melalui hub atau node. Pusat jaringan dikendalikan oleh hub. Kabel utama menjadi back bone atau node untuk jaringan-jaringan yang terhubung ke server</text:p>
        </text:list-item>
      </text:list>
      <text:p text:style-name="P12"/>
      <text:p text:style-name="P12">IP Address (Internet Protocol Address)</text:p>
      <text:list xml:id="list3103656458" text:style-name="L3">
        <text:list-item>
          <text:p text:style-name="P13">IP Public</text:p>
        </text:list-item>
        <text:list-item>
          <text:p text:style-name="P13">IP Private</text:p>
        </text:list-item>
      </text:list>
      <text:p text:style-name="P12"/>
      <text:p text:style-name="P14">TASK JENIS-JENIS IP ADDRESS PENJELASAN</text:p>
      <text:p text:style-name="P14"/>
      <text:p text:style-name="P15">TCP/IP CONCEPT</text:p>
      <text:p text:style-name="P1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3:13:16.404192735</meta:creation-date>
    <dc:date>2022-01-26T23:58:40.817090138</dc:date>
    <meta:editing-duration>PT4H52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277" meta:character-count="1982" meta:non-whitespace-character-count="1726"/>
  </office:meta>
</office:document-meta>
</file>